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7">
      <style:text-properties fo:font-weight="bold" style:font-weight-asian="bold" style:font-weight-complex="bold"/>
    </style:style>
    <style:style style:name="P3" style:family="paragraph" style:parent-style-name="Standard" style:list-style-name="L12">
      <style:text-properties fo:font-weight="bold" style:font-weight-asian="bold" style:font-weight-complex="bold"/>
    </style:style>
    <style:style style:name="P4" style:family="paragraph" style:parent-style-name="Standard" style:list-style-name="L17">
      <style:text-properties fo:font-weight="bold" style:font-weight-asian="bold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4"/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 style:list-style-name="L7">
      <style:text-properties fo:font-weight="normal" style:font-weight-asian="normal" style:font-weight-complex="normal"/>
    </style:style>
    <style:style style:name="P10" style:family="paragraph" style:parent-style-name="Standard" style:list-style-name="L8">
      <style:text-properties fo:font-weight="normal" style:font-weight-asian="normal" style:font-weight-complex="normal"/>
    </style:style>
    <style:style style:name="P11" style:family="paragraph" style:parent-style-name="Standard" style:list-style-name="L2">
      <style:text-properties fo:font-weight="normal" style:font-weight-asian="normal" style:font-weight-complex="normal"/>
    </style:style>
    <style:style style:name="P12" style:family="paragraph" style:parent-style-name="Standard" style:list-style-name="L3">
      <style:text-properties fo:font-weight="normal" style:font-weight-asian="normal" style:font-weight-complex="normal"/>
    </style:style>
    <style:style style:name="P13" style:family="paragraph" style:parent-style-name="Standard" style:list-style-name="L16">
      <style:text-properties fo:font-weight="normal" style:font-weight-asian="normal" style:font-weight-complex="normal"/>
    </style:style>
    <style:style style:name="P14" style:family="paragraph" style:parent-style-name="Standard" style:list-style-name="L10">
      <style:text-properties fo:font-weight="normal" style:font-weight-asian="normal" style:font-weight-complex="normal"/>
    </style:style>
    <style:style style:name="P15" style:family="paragraph" style:parent-style-name="Standard" style:list-style-name="L23">
      <style:text-properties fo:font-weight="normal" style:font-weight-asian="normal" style:font-weight-complex="normal"/>
    </style:style>
    <style:style style:name="P16" style:family="paragraph" style:parent-style-name="Standard" style:list-style-name="L9"/>
    <style:style style:name="P17" style:family="paragraph" style:parent-style-name="Standard" style:list-style-name="L11"/>
    <style:style style:name="P18" style:family="paragraph" style:parent-style-name="Standard" style:list-style-name="L14"/>
    <style:style style:name="P19" style:family="paragraph" style:parent-style-name="Standard" style:list-style-name="L15"/>
    <style:style style:name="P20" style:family="paragraph" style:parent-style-name="Standard" style:list-style-name="L19"/>
    <style:style style:name="P21" style:family="paragraph" style:parent-style-name="Standard" style:list-style-name="L20"/>
    <style:style style:name="P22" style:family="paragraph" style:parent-style-name="Standard" style:list-style-name="L21"/>
    <style:style style:name="P23" style:family="paragraph" style:parent-style-name="Standard" style:list-style-name="L2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Filmuthyrning</text:span></text:p>
      <text:p text:style-name="Standard"/>
      <text:p text:style-name="P5">Specifikation</text:p>
      <text:p text:style-name="P5"/>
      <text:p text:style-name="P1">Movie</text:p>
      <text:list xml:id="list1963355025581241655" text:style-name="L1">
        <text:list-item>
          <text:p text:style-name="P6">MovieId</text:p>
        </text:list-item>
        <text:list-item>
          <text:p text:style-name="P6">GenreId </text:p>
        </text:list-item>
        <text:list-item>
          <text:p text:style-name="P6">RentalId</text:p>
        </text:list-item>
        <text:list-item>
          <text:p text:style-name="P6">RatingId</text:p>
        </text:list-item>
        <text:list-item>
          <text:p text:style-name="P6">OfferId</text:p>
        </text:list-item>
        <text:list-item>
          <text:p text:style-name="P6">LocationId</text:p>
        </text:list-item>
        <text:list-item>
          <text:p text:style-name="P6">CurrentLocation</text:p>
        </text:list-item>
      </text:list>
      <text:p text:style-name="Standard"/>
      <text:p text:style-name="Standard"><text:span text:style-name="T1">Kopplingstabell (MovieActor)</text:span> – Primary key är dessa två tillsammans (composite key) </text:p>
      <text:list xml:id="list6216857608123365807" text:style-name="L4">
        <text:list-item>
          <text:p text:style-name="P7">ActorId </text:p>
        </text:list-item>
        <text:list-item>
          <text:p text:style-name="P7">MovieId </text:p>
        </text:list-item>
      </text:list>
      <text:p text:style-name="Standard"/>
      <text:p text:style-name="P1">Kopplingstabell (DirectorMovie) - Primary key är dessa två tillsammans (composite key)</text:p>
      <text:list xml:id="list6174943891350693899" text:style-name="L9">
        <text:list-item>
          <text:p text:style-name="P16">DirectorId</text:p>
        </text:list-item>
        <text:list-item>
          <text:p text:style-name="P16">MovieId</text:p>
        </text:list-item>
      </text:list>
      <text:p text:style-name="Standard"/>
      <text:p text:style-name="P1">Rental</text:p>
      <text:list xml:id="list271274473746429321" text:style-name="L11">
        <text:list-item>
          <text:p text:style-name="P17">RentalId</text:p>
        </text:list-item>
        <text:list-item>
          <text:p text:style-name="P17">MovieId</text:p>
        </text:list-item>
        <text:list-item>
          <text:p text:style-name="P17">CustomerId</text:p>
        </text:list-item>
        <text:list-item>
          <text:p text:style-name="P17">PaymentId</text:p>
        </text:list-item>
        <text:list-item>
          <text:p text:style-name="P17">PickUpDate</text:p>
        </text:list-item>
        <text:list-item>
          <text:p text:style-name="P17">ReturnDate</text:p>
        </text:list-item>
      </text:list>
      <text:p text:style-name="Standard"/>
      <text:p text:style-name="Standard"/>
      <text:p text:style-name="P1">PriceLevel</text:p>
      <text:list xml:id="list2121760522548109289" text:style-name="L12">
        <text:list-item>
          <text:p text:style-name="P3"/>
        </text:list-item>
      </text:list>
      <text:p text:style-name="Standard"/>
      <text:p text:style-name="P1">Genre</text:p>
      <text:list xml:id="list8574789744071113278" text:style-name="L2">
        <text:list-item>
          <text:p text:style-name="P11">GenreId</text:p>
        </text:list-item>
        <text:list-item>
          <text:p text:style-name="P11">GenreName</text:p>
        </text:list-item>
      </text:list>
      <text:p text:style-name="Standard"/>
      <text:p text:style-name="P1">Regissör</text:p>
      <text:list xml:id="list7598773576452572733" text:style-name="L3">
        <text:list-item>
          <text:p text:style-name="P12">DirectorId</text:p>
        </text:list-item>
      </text:list>
      <text:p text:style-name="Standard"/>
      <text:p text:style-name="P1">Skådespelare</text:p>
      <text:p text:style-name="P1"/>
      <text:p text:style-name="P1">Person</text:p>
      <text:list xml:id="list572027871103353185" text:style-name="L7">
        <text:list-item>
          <text:p text:style-name="P9">PersonId </text:p>
        </text:list-item>
        <text:list-item>
          <text:p text:style-name="P9">FirstName</text:p>
        </text:list-item>
        <text:list-item>
          <text:p text:style-name="P9">LastName</text:p>
        </text:list-item>
        <text:list-item>
          <text:p text:style-name="P2"><text:span text:style-name="T5">Adres</text:span>sId</text:p>
        </text:list-item>
      </text:list>
      <text:p text:style-name="P1"/>
      <text:p text:style-name="P1">Adress</text:p>
      <text:list xml:id="list3254569128189531693" text:style-name="L8">
        <text:list-item>
          <text:p text:style-name="P10"><text:soft-page-break/>AdressId</text:p>
        </text:list-item>
        <text:list-item>
          <text:p text:style-name="P10">Adress</text:p>
        </text:list-item>
        <text:list-item>
          <text:p text:style-name="P10">ZipCode</text:p>
        </text:list-item>
        <text:list-item>
          <text:p text:style-name="P10">City</text:p>
        </text:list-item>
      </text:list>
      <text:p text:style-name="P1"/>
      <text:p text:style-name="P1">IMDB-rating</text:p>
      <text:list xml:id="list4054139993305209817" text:style-name="L10">
        <text:list-item>
          <text:p text:style-name="P14">RatingId</text:p>
        </text:list-item>
        <text:list-item>
          <text:p text:style-name="P14">RatingScore</text:p>
        </text:list-item>
      </text:list>
      <text:p text:style-name="P8"/>
      <text:p text:style-name="P1">Stock</text:p>
      <text:list xml:id="list3307572778365768987" text:style-name="L17">
        <text:list-item>
          <text:p text:style-name="P4">StockId</text:p>
        </text:list-item>
        <text:list-item>
          <text:p text:style-name="P4">LocationId </text:p>
        </text:list-item>
        <text:list-item>
          <text:p text:style-name="P4">MovieId </text:p>
        </text:list-item>
        <text:list-item>
          <text:p text:style-name="P4"/>
        </text:list-item>
      </text:list>
      <text:p text:style-name="P1"/>
      <text:p text:style-name="P1">Offer</text:p>
      <text:list xml:id="list7687730635189677847" text:style-name="L16">
        <text:list-item>
          <text:p text:style-name="P13">OfferId</text:p>
        </text:list-item>
        <text:list-item>
          <text:p text:style-name="P13">OfferName</text:p>
        </text:list-item>
        <text:list-item>
          <text:p text:style-name="P13">Pricemodifier</text:p>
        </text:list-item>
      </text:list>
      <text:p text:style-name="P1"/>
      <text:p text:style-name="P1">Customer</text:p>
      <text:list xml:id="list1580361526715297767" text:style-name="L14">
        <text:list-item>
          <text:p text:style-name="P18">CustomerId</text:p>
        </text:list-item>
        <text:list-item>
          <text:p text:style-name="P18">PersonId</text:p>
        </text:list-item>
        <text:list-item>
          <text:p text:style-name="P18">MemberShipId</text:p>
        </text:list-item>
      </text:list>
      <text:p text:style-name="Standard"/>
      <text:p text:style-name="P1">Membershiplevel</text:p>
      <text:list xml:id="list3511713674101094308" text:style-name="L15">
        <text:list-item>
          <text:p text:style-name="P19">MembershipId</text:p>
        </text:list-item>
        <text:list-item>
          <text:p text:style-name="P19">MembershipLevel</text:p>
        </text:list-item>
        <text:list-item>
          <text:p text:style-name="P19">PriceModifier</text:p>
        </text:list-item>
      </text:list>
      <text:p text:style-name="P1"/>
      <text:p text:style-name="P1">Betalsätt/Betalningar (Payment Method) </text:p>
      <text:list xml:id="list6877965943483862964" text:style-name="L22">
        <text:list-item>
          <text:p text:style-name="P23">PaymentId</text:p>
        </text:list-item>
        <text:list-item>
          <text:p text:style-name="P23">RentalId</text:p>
        </text:list-item>
        <text:list-item>
          <text:p text:style-name="P23">PaymentMethodId </text:p>
        </text:list-item>
        <text:list-item>
          <text:p text:style-name="P23">PaymentDate</text:p>
        </text:list-item>
      </text:list>
      <text:p text:style-name="Standard"/>
      <text:p text:style-name="Standard"/>
      <text:p text:style-name="P1">Medlemskapsnivåer (MembershipLevel)</text:p>
      <text:list xml:id="list3383459485564284782" text:style-name="L23">
        <text:list-item>
          <text:p text:style-name="P15">MembershipLevelId</text:p>
        </text:list-item>
        <text:list-item>
          <text:p text:style-name="P15">LevelName </text:p>
        </text:list-item>
        <text:list-item>
          <text:p text:style-name="P15">PriceModifier</text:p>
        </text:list-item>
      </text:list>
      <text:p text:style-name="Standard"/>
      <text:p text:style-name="Standard"><text:span text:style-name="T1">Erbjudanden</text:span> (Offers)</text:p>
      <text:p text:style-name="Standard"/>
      <text:p text:style-name="Standard"><text:span text:style-name="T3">Uppdragsgivarens behov</text:span> </text:p>
      <text:list xml:id="list6457280137213303508" text:style-name="L19">
        <text:list-item>
          <text:p text:style-name="P20">Antal kunder (Olika nivåerna) – Check!</text:p>
        </text:list-item>
        <text:list-item>
          <text:p text:style-name="P20">Vilka finns i lager (Genre, skådespelare, regissör) – Check!</text:p>
        </text:list-item>
        <text:list-item>
          <text:p text:style-name="P20">Popularitet (Film, genre, skådespelare, regissör) – Check!</text:p>
        </text:list-item>
        <text:list-item>
          <text:p text:style-name="P20">Försäljningssiffror -</text:p>
        </text:list-item>
        <text:list-item>
          <text:p text:style-name="P20">Hur det går för erbjudanden</text:p>
        </text:list-item>
        <text:list-item>
          <text:p text:style-name="P20"><text:soft-page-break/>Vanligaste betalsätten</text:p>
        </text:list-item>
      </text:list>
      <text:p text:style-name="Standard"/>
      <text:p text:style-name="P5">Data ut mot kund</text:p>
      <text:list xml:id="list94763525642278490" text:style-name="L20">
        <text:list-item>
          <text:p text:style-name="P21">Tips på genrenivå/regissörnivå </text:p>
        </text:list-item>
        <text:list-item>
          <text:p text:style-name="P21">Mest uthyrda top 5 </text:p>
        </text:list-item>
        <text:list-item>
          <text:p text:style-name="P21">När är filmen tillgänglig igen</text:p>
        </text:list-item>
      </text:list>
      <text:p text:style-name="Standard"/>
      <text:p text:style-name="P1"/>
      <text:p text:style-name="P1"><text:span text:style-name="T2">Att bygga vidare på:</text:span> </text:p>
      <text:list xml:id="list4083693367752635767" text:style-name="L21">
        <text:list-item>
          <text:p text:style-name="P22">Eventuellt någon form av rentalstatus/location liknande grej för att kunna ta ut data om vart filmen befinner sig (Uthyrd eller i lager) <text:s/>- Fixat!</text:p>
        </text:list-item>
        <text:list-item>
          <text:p text:style-name="P22">Kan en film ha flera genrer? </text:p>
        </text:list-item>
        <text:list-item>
          <text:p text:style-name="P22">Lägga in telefonnummer på kund, koppla mot swishbetaln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a Wallin</meta:initial-creator>
    <meta:creation-date>2019-07-02T09:26:48.81</meta:creation-date>
    <dc:date>2019-07-02T14:00:01.67</dc:date>
    <dc:creator>Michaela Wallin</dc:creator>
    <meta:editing-duration>PT4H2M41S</meta:editing-duration>
    <meta:editing-cycles>2</meta:editing-cycles>
    <meta:generator>OpenOffice/4.1.6$Win32 OpenOffice.org_project/416m1$Build-9790</meta:generator>
    <meta:document-statistic meta:table-count="0" meta:image-count="0" meta:object-count="0" meta:page-count="3" meta:paragraph-count="84" meta:word-count="240" meta:character-count="1509"/>
  </office:meta>
</office:document-meta>
</file>